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gg sans" svg:font-family="'gg sans', 'Noto Sans', 'Helvetica Neue', Helvetica, Arial, sans-serif"/>
    <style:font-face style:name="inherit" svg:font-family="inherit"/>
  </office:font-face-decls>
  <office:automatic-styles>
    <style:style style:name="P1" style:family="paragraph" style:parent-style-name="Preformatted_20_Text">
      <style:text-properties officeooo:rsid="001cf749" officeooo:paragraph-rsid="001cf749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text-properties officeooo:rsid="001cf749" officeooo:paragraph-rsid="001cf749"/>
    </style:style>
    <style:style style:name="T1" style:family="text">
      <style:text-properties style:font-name="inherit" fo:font-size="12pt" style:text-underline-style="solid" style:text-underline-width="auto" style:text-underline-color="font-color" loext:padding="0in" loext:border="none"/>
    </style:style>
    <style:style style:name="T2" style:family="text">
      <style:text-properties style:font-name="inherit" fo:font-weight="normal" loext:padding="0in" loext:border="none"/>
    </style:style>
    <style:style style:name="T3" style:family="text">
      <style:text-properties style:font-name="inherit" loext:padding="0in" loext:border="none"/>
    </style:style>
    <style:style style:name="T4" style:family="text">
      <style:text-properties fo:font-variant="normal" fo:text-transform="none" style:font-name="inherit" fo:font-size="12pt" fo:letter-spacing="normal" fo:font-style="normal" style:text-underline-style="solid" style:text-underline-width="auto" style:text-underline-color="font-color" fo:font-weight="normal" loext:padding="0in" loext:border="none"/>
    </style:style>
    <style:style style:name="T5" style:family="text">
      <style:text-properties fo:font-variant="normal" fo:text-transform="none" fo:letter-spacing="normal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Road Signs Detection</text:p>
      <text:p text:style-name="P3"><text:a xlink:type="simple" xlink:href="https://docs.google.com/presentation/d/1uP2BO4EW_qrJzwTa9w3d_rmjpywFOai9Yrj1hbKhbDo/edit?usp=sharing" office:target-frame-name="_blank" xlink:show="new" text:style-name="Internet_20_link" text:visited-style-name="Visited_20_Internet_20_Link"><text:span text:style-name="T1">https://docs.google.com/presentation/d/1uP2BO4EW_qrJzwTa9w3d_rmjpywFOai9Yrj1hbKhbDo/edit?usp=sharing</text:span></text:a><text:span text:style-name="T3"> </text:span><text:span text:style-name="T2">(edited)</text:span></text:p>
      <text:section text:style-name="Sect1" text:name="message-accessories-1286182507099979809">
        <text:p text:style-name="P2"/>
      </text:section>
      <text:p text:style-name="P1"/>
      <text:p text:style-name="P1">2. Commit Message Classification</text:p>
      <text:p text:style-name="P1"><text:a xlink:type="simple" xlink:href="https://codalab.lisn.upsaclay.fr/competitions/20633?secret_key=4ae0bbc3-b281-4c2c-8309-c9fb0236cb44" office:target-frame-name="_blank" xlink:show="new" text:style-name="Internet_20_link" text:visited-style-name="Visited_20_Internet_20_Link"><text:span text:style-name="T4">https://codalab.lisn.upsaclay.fr/competitions/20633?secret_key=4ae0bbc3-b281-4c2c-8309-c9fb0236cb44</text:span></text:a><text:span text:style-name="T5"> </text:span></text:p>
      <text:p text:style-name="P1"><text:span text:style-name="T5"/></text:p>
      <text:p text:style-name="P1"><text:span text:style-name="T5">3. Sentiment Analysis of Reviews</text:span></text:p>
      <text:p text:style-name="P1"><text:a xlink:type="simple" xlink:href="https://docs.google.com/presentation/d/1NbTCkGfDVPDgK3OtJjMGT8dW4BsGmuQUo3V0-YR6T2c/edit?usp=sharing" office:target-frame-name="_blank" xlink:show="new" text:style-name="Internet_20_link" text:visited-style-name="Visited_20_Internet_20_Link"><text:span text:style-name="T4">https://docs.google.com/presentation/d/1NbTCkGfDVPDgK3OtJjMGT8dW4BsGmuQUo3V0-YR6T2c/edit?usp=sharing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gg sans" svg:font-family="'gg sans', 'Noto Sans', 'Helvetica Neue', Helvetica, Arial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2T12:42:34.819155808</dc:date>
    <meta:editing-duration>PT4M16S</meta:editing-duration>
    <meta:editing-cycles>1</meta:editing-cycles>
    <meta:document-statistic meta:table-count="0" meta:image-count="0" meta:object-count="0" meta:page-count="1" meta:paragraph-count="6" meta:word-count="17" meta:character-count="396" meta:non-whitespace-character-count="384"/>
    <meta:generator>LibreOffice/24.2.6.2$Linux_X86_64 LibreOffice_project/420$Build-2</meta:generator>
  </office:meta>
</office:document-meta>
</file>